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Pro-Regular" svg:font-family="MinionPro-Regular"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color="#ff0000" style:font-name="Times" fo:font-size="9pt" fo:font-style="italic" style:font-size-asian="9pt" style:font-style-asian="italic" style:font-name-complex="Times"/>
    </style:style>
    <style:style style:name="P2" style:family="paragraph" style:parent-style-name="Standard">
      <style:paragraph-properties fo:text-align="justify" style:justify-single-word="false"/>
    </style:style>
    <style:style style:name="P3" style:family="paragraph" style:parent-style-name="Standard">
      <style:text-properties fo:color="#000000" style:font-name="Times" fo:font-size="12pt" fo:font-style="italic" fo:font-weight="bold" style:font-size-asian="12pt" style:font-style-asian="italic" style:font-weight-asian="bold" style:font-name-complex="Times"/>
    </style:style>
    <style:style style:name="P4" style:family="paragraph" style:parent-style-name="Standard">
      <style:paragraph-properties fo:text-align="justify" style:justify-single-word="false"/>
      <style:text-properties fo:color="#000000" style:font-name="Times" fo:font-size="12pt" fo:font-style="italic" fo:font-weight="bold" style:font-size-asian="12pt" style:font-style-asian="italic" style:font-weight-asian="bold" style:font-name-complex="Times"/>
    </style:style>
    <style:style style:name="P5" style:family="paragraph" style:parent-style-name="Standard">
      <style:paragraph-properties fo:text-align="justify" style:justify-single-word="false"/>
      <style:text-properties fo:color="#000000" style:font-name="Times" fo:font-size="12pt" style:font-size-asian="12pt" style:font-name-complex="Times"/>
    </style:style>
    <style:style style:name="P6" style:family="paragraph" style:parent-style-name="Standard" style:master-page-name="MP0">
      <style:paragraph-properties fo:text-align="justify" style:justify-single-word="false" style:page-number="auto" fo:break-before="page"/>
      <style:text-properties fo:color="#000000" style:font-name="Times" fo:font-size="12pt" fo:font-style="italic" style:font-size-asian="12pt" style:font-style-asian="italic" style:font-name-complex="Times"/>
    </style:style>
    <style:style style:name="T1" style:family="text">
      <style:text-properties style:font-name="Times" style:font-name-complex="Times"/>
    </style:style>
    <style:style style:name="T2" style:family="text">
      <style:text-properties style:font-name="Times" fo:font-size="9pt" fo:font-style="italic" style:font-size-asian="9pt" style:font-style-asian="italic" style:font-name-complex="Times"/>
    </style:style>
    <style:style style:name="T3" style:family="text">
      <style:text-properties style:font-name="Times" fo:font-size="12pt" style:font-size-asian="12pt" style:font-name-complex="Times"/>
    </style:style>
    <style:style style:name="T4" style:family="text">
      <style:text-properties style:font-name="Times" fo:font-size="12pt" fo:font-style="italic" fo:font-weight="bold" style:font-size-asian="12pt" style:font-style-asian="italic" style:font-weight-asian="bold" style:font-name-complex="Times"/>
    </style:style>
    <style:style style:name="T5" style:family="text">
      <style:text-properties fo:color="#000000" style:font-name="Times" style:font-name-complex="Times"/>
    </style:style>
    <style:style style:name="T6" style:family="text">
      <style:text-properties fo:color="#000000" style:font-name="Times" fo:font-size="9pt" fo:font-style="italic" style:font-size-asian="9pt" style:font-style-asian="italic" style:font-name-complex="Times"/>
    </style:style>
    <style:style style:name="T7" style:family="text">
      <style:text-properties fo:color="#000000" style:font-name="Times" fo:font-size="12pt" style:font-size-asian="12pt" style:font-name-complex="Times"/>
    </style:style>
    <style:style style:name="T8" style:family="text">
      <style:text-properties fo:color="#000000" style:font-name="Times" fo:font-size="12pt" fo:font-style="italic" fo:font-weight="bold" style:font-size-asian="12pt" style:font-style-asian="italic" style:font-weight-asian="bold" style:font-name-complex="Times"/>
    </style:style>
    <style:style style:name="T9" style:family="text">
      <style:text-properties fo:color="#00cc00" style:font-name="Times" fo:font-size="12pt" style:font-size-asian="12pt" style:font-name-complex="Times"/>
    </style:style>
    <style:style style:name="T1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Bonjour Mr. Navarro, quel sentiment prédomine après cette visite lourde de sens, 80 ans après la Retirada ?</text:span></text:p>
      <text:p text:style-name="P5">L’émotion. C’est la toute première fois qu’un homme politique espagnol, en service bien sûr, nous rend hommage, alors c’est très fort pour moi. Vous savez ça fait longtemps que j’attends ce moment…</text:p>
      <text:p text:style-name="P4">Pourquoi avez-vous pris le chemin de l’exil ? Est-ce que vous étiez Républicain ?</text:p>
      <text:p text:style-name="P2"><text:span text:style-name="Police_20_par_20_défaut"><text:span text:style-name="T7">Moi personnellement non car je sui</text:span></text:span><text:span text:style-name="Police_20_par_20_défaut"><text:span text:style-name="T7">s né fin 1924, je n’ai presque pas connu mon père</text:span></text:span><text:span text:style-name="Police_20_par_20_défaut"><text:span text:style-name="T9">,</text:span></text:span><text:span text:style-name="Police_20_par_20_défaut"><text:span text:style-name="T7"> et ma mère ne parlait pas de politique. Mais mes trois grands-frères, eux, était anarchistes alors, bien sûr, j’ai été bercé dans ce mouvement.</text:span></text:span></text:p>
      <text:p text:style-name="P4">Pouvez-vous évoquer votre passé en Espagne ?</text:p>
      <text:p text:style-name="P5">Je viens de la province d’Aragon, la vie s’était organisée en collectivités après 1936, tout le village était solidaire. Mais ni les républicains ni les communistes n’en voulaient car elles étaient dominées par les anarchistes. Mes frères sont partis à la guerre dès 1936 et en 1938, Franco et ses troupes sont arrivées dans la région. Tout le village a fui vers Reus.</text:p>
      <text:p text:style-name="P4">Comment s’est passé le voyage jusqu’en France ?</text:p>
      <text:p text:style-name="P2"><text:span text:style-name="Police_20_par_20_défaut"><text:span text:style-name="T7">Après la bataille de l’Ebre en novembre 1938, </text:span></text:span><text:span text:style-name="Police_20_par_20_défaut"><text:span text:style-name="T3">on est </text:span></text:span><text:span text:style-name="Police_20_par_20_défaut"><text:span text:style-name="T3">allé</text:span></text:span><text:span text:style-name="Police_20_par_20_défaut"><text:span text:style-name="T3"> à Rabos près </text:span></text:span><text:span text:style-name="Police_20_par_20_défaut"><text:span text:style-name="T7">de la frontière. Le chef du village a s</text:span></text:span><text:span text:style-name="Police_20_par_20_défaut"><text:span text:style-name="T7">éparé les femmes et les enfants qui partiraient en camion de façon légale, tandis que les hommes et les bêtes passeraient par la montagne. Il a décidé de me mettre avec les hommes et de me séparer de ma mère… Ça a été un moment terrible, je n’avais que 14 </text:span></text:span><text:span text:style-name="Police_20_par_20_défaut"><text:span text:style-name="T7">ans, vous imaginez… Je ne l’ai jamais revue… Nous avons franchi la frontière le 28 janvier 1939. Nous sommes partis de nuit pour ne pas nous faire repérer par l’aviation ennem</text:span></text:span><text:span text:style-name="Police_20_par_20_défaut"><text:span text:style-name="T9">ie.</text:span></text:span><text:span text:style-name="Police_20_par_20_défaut"><text:span text:style-name="T7"> Les conditions étaient épouvantables, la neige, le froid et la peur de se fai</text:span></text:span><text:span text:style-name="Police_20_par_20_défaut"><text:span text:style-name="T7">re arrêter…</text:span></text:span></text:p>
      <text:p text:style-name="P2"><text:span text:style-name="Police_20_par_20_défaut"><text:span text:style-name="T4">Que s’</text:span></text:span><text:span text:style-name="Police_20_par_20_défaut"><text:span text:style-name="T4">est-il</text:span></text:span><text:span text:style-name="Police_20_par_20_défaut"><text:span text:style-name="T4"> passé </text:span></text:span><text:span text:style-name="Police_20_par_20_défaut"><text:span text:style-name="T8">au passage de la frontière ?</text:span></text:span></text:p>
      <text:p text:style-name="P5">On s’est fait arrêter par les gendarmes. Ils ont pris nos affaires et nos bêtes et nous ont conduits vers Argelès-sur-Mer. Les gendarmes nous parlaient mais je ne comprenais pas un mot de français. On est arrivé sur une plage entourée de barbelés et gardée par des tirailleurs.</text:p>
      <text:p text:style-name="P4">Comment s’est passée cette période dans le camp ?</text:p>
      <text:p text:style-name="P5">Nous avions pour seul bien une couverture. On dormait à même le sol, le vent et l’humidité nous glaçaient le sang. On tentait de s’abriter en creusant des trous dans le sable. Je suis tombé malade, j’ai même cru mourir car je n’ai reçu aucun soin, aucune aide et mon état n’a fait qu’empirer… Je ne sais pas comment j’ai fini par me remettre… Au bout de 15 jours, j’ai quitté le camp.</text:p>
      <text:p text:style-name="P2"/>
      <text:p text:style-name="P4">Quelle a été l’étape suivante ?</text:p>
      <text:p text:style-name="P2"><text:span text:style-name="Police_20_par_20_défaut"><text:span text:style-name="T7">On est parti en train vers le camp de Bram dans l’Aude. Là, il y avait déjà des baraques. On était 100 dans chacune d’elles et nous dormions à même le sol. Ça a été encore très dur, je me sentais seul. Le chef du camp </text:span></text:span><text:span text:style-name="Police_20_par_20_défaut"><text:span text:style-name="T7">était très sévère, on nous empêchait de circuler dans le camp. Je ne pouvais pas parler avec les gens de ma collectivité. C’est en juillet que ma situation s’améliore grâce à un garde qui avait connu un de mes frères. Il m’envoie à la panification, pour ai</text:span></text:span><text:span text:style-name="Police_20_par_20_défaut"><text:span text:style-name="T7">der à fabriquer le pain. J’ai pu dormir dans une maison avec les boulangers et manger à ma faim. En septembre, mes belles-sœurs, qui étaient au </text:span></text:span><text:span text:style-name="Police_20_par_20_défaut"><text:span text:style-name="T3">refuge de </text:span></text:span><text:span text:style-name="Police_20_par_20_défaut"><text:span text:style-name="T3">Septfonds,</text:span></text:span><text:span text:style-name="Police_20_par_20_défaut"><text:span text:style-name="T3"> ont </text:span></text:span><text:span text:style-name="Police_20_par_20_défaut"><text:span text:style-name="T7">fait une demande de rapprochement et c’est comme ça que je suis arrivé au camp de Septf</text:span></text:span><text:span text:style-name="Police_20_par_20_défaut"><text:span text:style-name="T7">onds.</text:span></text:span></text:p>
      <text:p text:style-name="P3">Vous retrouvez donc une partie de votre famille ?</text:p>
      <text:p text:style-name="P5">J’ai retrouvé un de mes frères. C’était moins dur pour moi car on pouvait se déplacer librement dans le camp et ma famille pouvait me rendre visite. Mes belles-sœurs m’amenaient <text:soft-page-break/>des habits et de la nourriture. Mais je n’avais toujours pas de nouvelles de ma mère. J’ai entendu dire qu’elle était repartie en Espagne. Mon frère veillait sur moi. Comme il connaissait le médecin du camp, il nous a fait placer dans la baraque des galeux, ce qui nous a évité de partir en Compagnie de Travailleurs Etrangers. Les conditions de vie étaient toujours affreuses. On était 300 par baraque, la nourriture était mauvaise et il y avait beaucoup de maladies.</text:p>
      <text:p text:style-name="P3">Comment ça se passe avec les autres détenus ?</text:p>
      <text:p text:style-name="P5">Très bien. Pendant un des premiers repas, un des détenus, Juan, m’a vu manger avec les doigts. Je n’avais aucune affaire depuis que les gendarmes nous avaient tout pris à la frontière, il n’y avait pas assez de couverts pour les prisonniers. Il a eu pitié de moi et m’a offert sa cuillère. Il m’a un peu sermonné, en me disant de rester digne. Ça m’a secoué. Maman aussi aurait voulu que je me tienne bien. Cette cuillère est devenue très importante ; j’ai voulu en trouver pour tout le monde.</text:p>
      <text:p text:style-name="P2"><text:span text:style-name="Police_20_par_20_défaut"><text:span text:style-name="T7">En octobre, mon frère</text:span></text:span><text:span text:style-name="Police_20_par_20_défaut"><text:span text:style-name="T7"> a été obligé de partir dans une CTE, je me suis retrouvé seul. Par chance, un des surveillant qui était ami de la famille m’a </text:span></text:span><text:span text:style-name="Police_20_par_20_défaut"><text:span text:style-name="T3">aidé. Il </text:span></text:span><text:span text:style-name="Police_20_par_20_défaut"><text:span text:style-name="T3">faisait</text:span></text:span><text:span text:style-name="Police_20_par_20_défaut"><text:span text:style-name="T3"> en sorte </text:span></text:span><text:span text:style-name="Police_20_par_20_défaut"><text:span text:style-name="T7">que j’aille avec lui tous les matins au commissariat pour cirer les chaussures des gardes mobiles. Le m</text:span></text:span><text:span text:style-name="Police_20_par_20_défaut"><text:span text:style-name="T7">idi je mangeais le même repas qu’eux et, le soir, le cuisinier me servait toujours un pain rempli de viande, que je partageais avec mes codétenus. J’avais beaucoup plus de chance qu’eux. J’ai commencé à voler d</text:span></text:span><text:span text:style-name="Police_20_par_20_défaut"><text:span text:style-name="T7">es cuillères dans cette cantine et au café grâce à Suzanne, sa gentille serveuse. </text:span></text:span><text:span text:style-name="Police_20_par_20_défaut"><text:span text:style-name="T7"><text:s/></text:span></text:span></text:p>
      <text:p text:style-name="P2"><text:span text:style-name="Police_20_par_20_défaut"><text:span text:style-name="T7">Un soir en rentrant au camp, je sens qu’il se passe quelque chose, le surveillant Duval a l’air très agité, alors j’enterre vite ma cuillère au potager. J’échappe de peu </text:span></text:span><text:span text:style-name="Police_20_par_20_défaut"><text:span text:style-name="T7">à une grosse sanction car le baraquement avait été fouillé et les gardes avaient trouvé pleins de cuillères... de quoi énerver les gardiens.</text:span></text:span></text:p>
      <text:p text:style-name="P4">Quand sortez-vous du camp ?</text:p>
      <text:p text:style-name="P5">A 16 ans, quand j’ai l’âge d’être embauché. Un patron vient me chercher pour travailler la terre. Il est juif, c’est pour cela qu’on vit très à l’écart et je dors sur place, ça fait du bien, je dors sur un vrai lit. En 1942, il est raflé et c’est un choc pour moi. Je retrouve un travail rapidement en boulangerie à Caussade grâce à mon expérience dans la panification.</text:p>
      <text:p text:style-name="P2"/>
      <text:p text:style-name="P4">Que se passe-t-il à la fin de la guerre ?</text:p>
      <text:p text:style-name="P5">Nous sommes désormais libres, mais nous ne pouvons pas revenir en Espagne à cause du passé de mes frères. L’un d’eux m’apprend que ma mère est décédée… C’est un moment très dur car pendant tout ce temps, je n’avais tenu qu’en espérant la revoir une fois libre.</text:p>
      <text:p text:style-name="P4">Pourquoi être resté en France ?</text:p>
      <text:p text:style-name="P2"><text:span text:style-name="Police_20_par_20_défaut"><text:span text:style-name="T7">Comme je vous l’ai dit, parce que c’était trop dangereux de retourner en Espagne. Ce n’était plus l’Espagne qu’on avait connue. Et puis, j’avais trou</text:span></text:span><text:span text:style-name="Police_20_par_20_défaut"><text:span text:style-name="T7">vé du travail ici, ma famille vivait ici, et j’ai rencontré mon épouse à Caussade. Et, enfin, parce qu’ici, je peux raconter ce qui s’est passé ici aux jeunes. C’est très important pour moi, je le ferai jusqu’à la fin de ma vie.</text:span></text:span></text:p>
      <text:p text:style-name="P2"/>
      <text:p text:style-name="P2"><text:span text:style-name="Police_20_par_20_défaut"><text:span text:style-name="T4">Merci</text:span></text:span><text:span text:style-name="Police_20_par_20_défaut"><text:span text:style-name="T4"> à</text:span></text:span><text:span text:style-name="Police_20_par_20_défaut"><text:span text:style-name="T4"> M. Navarro pour </text:span></text:span><text:span text:style-name="Police_20_par_20_défaut"><text:span text:style-name="T4">so</text:span></text:span><text:span text:style-name="Police_20_par_20_défaut"><text:span text:style-name="T4">n</text:span></text:span><text:span text:style-name="Police_20_par_20_défaut"><text:span text:style-name="T4"> témoignage.</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Pro-Regular" svg:font-family="MinionPro-Regular"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svg:font-family="Time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fr" fo:country="FR" fo:font-style="normal" style:text-underline-style="none" fo:font-weight="normal" style:letter-kerning="true" fo:background-color="transparent" style:font-name-asian="Arial Unicode MS" style:font-size-asian="11pt" style:language-asian="fr" style:country-asian="FR"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_5b_Aucun_20_style_5d_" style:display-name="[Aucun style]" style:family="paragraph">
      <style:paragraph-properties fo:margin-top="0cm" fo:margin-bottom="0cm" fo:line-height="120%" fo:hyphenation-ladder-count="no-limit" style:text-autospace="none" style:vertical-align="middle"/>
      <style:text-properties fo:color="#000000" style:font-name="MinionPro-Regular" fo:font-size="12pt" style:font-name-asian="MinionPro-Regular" style:font-size-asian="12pt" style:font-name-complex="MinionPro-Regular" style:font-size-complex="12pt" fo:hyphenate="false" fo:hyphenation-remain-char-count="0" fo:hyphenation-push-char-count="0"/>
    </style:style>
    <style:style style:name="_5b_Paragraphe_20_standard_5d_" style:display-name="[Paragraphe standard]" style:family="paragraph" style:parent-style-name="_5b_Aucun_20_style_5d_">
      <style:paragraph-properties fo:hyphenation-ladder-count="no-limit"/>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Andy VIGUIE</meta:initial-creator>
    <dc:creator>Marie AUBRY</dc:creator>
    <meta:creation-date>2019-10-04T08:38:00Z</meta:creation-date>
    <dc:date>2019-11-07T18:25:01</dc:date>
    <meta:editing-cycles>4</meta:editing-cycles>
    <meta:editing-duration>PT10M30S</meta:editing-duration>
    <meta:document-statistic meta:table-count="0" meta:image-count="0" meta:object-count="0" meta:page-count="2" meta:paragraph-count="27" meta:word-count="1170" meta:character-count="64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